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TEestiPro" svg:font-family="GTEestiPr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1c2552" officeooo:paragraph-rsid="001c2552"/>
    </style:style>
    <style:style style:name="P4" style:family="paragraph" style:parent-style-name="Standard">
      <style:text-properties style:font-name="Times New Roman" officeooo:rsid="001c2552" officeooo:paragraph-rsid="001c2552"/>
    </style:style>
    <style:style style:name="P5" style:family="paragraph" style:parent-style-name="Standard">
      <style:paragraph-properties fo:text-align="justify" style:justify-single-word="false"/>
      <style:text-properties officeooo:paragraph-rsid="001c2552"/>
    </style:style>
    <style:style style:name="P6" style:family="paragraph" style:parent-style-name="Standard">
      <style:paragraph-properties fo:text-align="justify" style:justify-single-word="false"/>
      <style:text-properties officeooo:paragraph-rsid="001f4d56"/>
    </style:style>
    <style:style style:name="T1" style:family="text">
      <style:text-properties fo:font-variant="normal" fo:text-transform="none" fo:color="#001a34" loext:opacity="100%" fo:font-size="12pt" fo:letter-spacing="normal" fo:font-style="normal" fo:font-weight="normal"/>
    </style:style>
    <style:style style:name="T2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1c2552"/>
    </style:style>
    <style:style style:name="T3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1d9de6"/>
    </style:style>
    <style:style style:name="T4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1e66a5"/>
    </style:style>
    <style:style style:name="T5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1f4d56"/>
    </style:style>
    <style:style style:name="T6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22411c"/>
    </style:style>
    <style:style style:name="T7" style:family="text">
      <style:text-properties style:font-name="Times New Roman" officeooo:rsid="001c25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7">Умная корзина для ненужных бумаг «SmartBox</text:span><text:span text:style-name="T2">»</text:span></text:h>
      <text:p text:style-name="P3"><text:span text:style-name="T1"/></text:p>
      <text:p text:style-name="P5"><text:span text:style-name="T2"><text:tab/>SmartBox представляет собой умное мусорное ведро, которое упрощает процесс уборки отходов. В</text:span><text:span text:style-name="T3">е</text:span><text:span text:style-name="T2">дро способно в автоматическом режиме открывать крышку, когда вы приближаетесь или подносите руки. Дистанция срабатывания ультразвукового датчика приближения может быть отрегулирована в программе в диапазоне от 6 до 40 см. </text:span><text:span text:style-name="T6">С этим устройством порядок около вашего стола всегда будет на высоком уровне!</text:span></text:p>
      <text:p text:style-name="P5"><text:span text:style-name="T2"><text:tab/></text:span><text:span text:style-name="T3">Устройство изготовлено из из недорогих модулей на базе микроконтроллера Arduino. Питание автомата осуществляется от двух аккумуляторов типа 18650 с суммарным напряжением 7,4 вольта. </text:span><text:span text:style-name="T4">В проекте использован модуль Arduino Nano 328P, к которому подключены один сервопривод SG90 и ультразвуковой сонар HC-SR04.</text:span></text:p>
      <text:p text:style-name="P6"><text:span text:style-name="T4"><text:tab/> </text:span><text:span text:style-name="T2">SmartBox </text:span><text:span text:style-name="T5">может быть использован как проект для обучения конструированию и программированию устройств на базе микроконтроллера Arduino.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TEestiPro" svg:font-family="GTEestiPr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8T13:55:39.751694817</meta:creation-date>
    <dc:date>2020-10-08T14:06:38.217201297</dc:date>
    <meta:editing-duration>PT10M56S</meta:editing-duration>
    <meta:editing-cycles>6</meta:editing-cycles>
    <meta:generator>LibreOffice/7.0.1.2$Linux_X86_64 LibreOffice_project/00$Build-2</meta:generator>
    <meta:document-statistic meta:table-count="0" meta:image-count="0" meta:object-count="0" meta:page-count="1" meta:paragraph-count="5" meta:word-count="116" meta:character-count="879" meta:non-whitespace-character-count="764"/>
  </office:meta>
</office:document-meta>
</file>